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 table:number-rows-repeated="46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3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">
            <text:p>1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3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9">
            <text:p>9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1">
            <text:p>1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9">
            <text:p>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0">
            <text:p>4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/05/2012</text:date>, <text:time>18:2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02T18:21:40</dc:date>
    <meta:editing-duration>PT1H11M40S</meta:editing-duration>
    <meta:editing-cycles>88</meta:editing-cycles>
    <meta:generator>LibreOffice/3.4$Unix LibreOffice_project/340m1$Build-302</meta:generator>
    <meta:document-statistic meta:table-count="5" meta:cell-count="249" meta:object-count="0"/>
  </office:meta>
</office:document-meta>
</file>